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p text:style-name="Text_20_body"><text:span text:style-name="T1">Patrick</text:span> Mowrer</text:p>
      <text:p text:style-name="Text_20_body"><text:a xlink:type="simple" xlink:href="mailto:pmowrer@gmail.com" office:name=""><text:span text:style-name="Definition"><text:span text:style-name="Teletype">pmowrer@gmail.com</text:span></text:span></text:a> (415) 260-0620<text:line-break/><text:a xlink:type="simple" xlink:href="http://github.com/pmowrer" office:name=""><text:span text:style-name="Definition"><text:span text:style-name="Teletype">http://github.com/pmowrer</text:span></text:span></text:a></text:p>
      <text:p text:style-name="Horizontal_20_Line"/>
      <text:h text:style-name="Heading_20_1" text:outline-level="1">Experience</text:h>
      <text:h text:style-name="Heading_20_2" text:outline-level="2">Lead Frontend Engineer</text:h>
      <text:p text:style-name="First_20_paragraph">Updater</text:p>
      <text:p text:style-name="Text_20_body">Dec 2014 - Nov 2018</text:p>
      <text:list text:style-name="L1">
        <text:list-item>
          <text:p text:style-name="P1">Played a key role in building Updater’s frontend team, growing it from 2 to 8.</text:p>
        </text:list-item>
        <text:list-item>
          <text:p text:style-name="P1">Drove effort to continuously modernize the frontend tech stack and architecture supporting the company’s mobile-first single page web apps.</text:p>
        </text:list-item>
        <text:list-item>
          <text:p text:style-name="P1">Led development effort of important company product initiatives.</text:p>
        </text:list-item>
        <text:list-item>
          <text:p text:style-name="P1">Contributed to open source where possible in an effort to build Updater’s presence and return effort to the community.</text:p>
        </text:list-item>
      </text:list>
      <text:h text:style-name="Heading_20_2" text:outline-level="2">Lead Software Engineer</text:h>
      <text:p text:style-name="First_20_paragraph">Sports195</text:p>
      <text:p text:style-name="Text_20_body">Dec 2013 - Nov 2014</text:p>
      <text:p text:style-name="Text_20_body">Led one of the development verticals for the company’s mobile-first single page web app product, a white label global sports news portal built on a Backbone/Node/Scala stack.</text:p>
      <text:h text:style-name="Heading_20_2" text:outline-level="2">Senior Software Engineer</text:h>
      <text:p text:style-name="First_20_paragraph">YouNow</text:p>
      <text:p text:style-name="Text_20_body">Feb 2013 - Dec 2013</text:p>
      <text:p text:style-name="Text_20_body">Led effort to convert YouNow’s single page web app product from Flash to Backbone.</text:p>
      <text:h text:style-name="Heading_20_2" text:outline-level="2">Lead Application Developer</text:h>
      <text:p text:style-name="First_20_paragraph">Tinychat</text:p>
      <text:p text:style-name="Text_20_body">Feb 2011 - Feb 2013</text:p>
      <text:p text:style-name="Text_20_body">Built one of the web’s most popular multi-way video chats, an IRC-like Flash app supporting 12 simultaneous video streams, effects, moderation, text chat and more. Used by 100+ millions of users through its lifetime.</text:p>
      <text:h text:style-name="Heading_20_2" text:outline-level="2">Quality Engineer</text:h>
      <text:p text:style-name="First_20_paragraph">Adobe Systems</text:p>
      <text:p text:style-name="Text_20_body">Aug 2006 - July 2010</text:p>
      <text:p text:style-name="Text_20_body">Built QA tooling and applications, planned and executed testing effort of new product features and organized testing effort of 3rd party vendors. Shipped Swedish versions of Adobe Flash CS3-CS5.</text:p>
      <text:h text:style-name="Heading_20_1" text:outline-level="1">Education</text:h>
      <text:h text:style-name="Heading_20_2" text:outline-level="2">B.S. in Computer Science</text:h>
      <text:p text:style-name="First_20_paragraph">Santa Clara University</text:p>
      <text:p text:style-name="Text_20_body">2002 - 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